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9c2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paragraph-rsid="000f9c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🧠 Plan fonctionnel du site EduKaraib</text:h>
      <text:h text:style-name="P1" text:outline-level="2">👤 Rôles utilisateurs</text:h>
      <text:list text:style-name="L1">
        <text:list-item>
          <text:p text:style-name="P2"><text:span text:style-name="Strong_20_Emphasis">Parent</text:span> : peut créer un compte, gérer 1+ enfants, réserver/payer des cours.</text:p>
        </text:list-item>
        <text:list-item>
          <text:p text:style-name="P2"><text:span text:style-name="Strong_20_Emphasis">Élève (lié à parent)</text:span> : accès limité, peut consulter son planning, interagir.</text:p>
        </text:list-item>
        <text:list-item>
          <text:p text:style-name="P2"><text:span text:style-name="Strong_20_Emphasis">Élève autonome</text:span> : s’inscrit seul, réserve et paie ses cours lui-même.</text:p>
        </text:list-item>
        <text:list-item>
          <text:p text:style-name="P2"><text:span text:style-name="Strong_20_Emphasis">Professeur</text:span> : propose des cours, gère son agenda, échange avec les élèves/parents.</text:p>
        </text:list-item>
      </text:list>
      <text:h text:style-name="Heading_20_3" text:outline-level="3">🗂️ Pages principales</text:h>
      <text:h text:style-name="Heading_20_4" text:outline-level="4">1. Accueil</text:h>
      <text:list text:style-name="L2">
        <text:list-item>
          <text:p text:style-name="P3">Présentation</text:p>
        </text:list-item>
        <text:list-item>
          <text:p text:style-name="P3">CTA : Trouver un prof, S’inscrire comme prof, Espace parent, etc.</text:p>
        </text:list-item>
      </text:list>
      <text:h text:style-name="Heading_20_4" text:outline-level="4">2. Rechercher un prof</text:h>
      <text:list text:style-name="L3">
        <text:list-item>
          <text:p text:style-name="P4">Filtres : matière, lieu, niveau, langue, prix, dispo</text:p>
        </text:list-item>
        <text:list-item>
          <text:p text:style-name="P4">Résultats + bouton “Voir profil / Réserver”</text:p>
        </text:list-item>
      </text:list>
      <text:h text:style-name="Heading_20_4" text:outline-level="4">3. Inscription / Connexion</text:h>
      <text:list text:style-name="L4">
        <text:list-item>
          <text:p text:style-name="P5">Choix du rôle : Élève autonome, Parent, Prof</text:p>
        </text:list-item>
        <text:list-item>
          <text:p text:style-name="P5">Authentification (e-mail ou réseaux sociaux)</text:p>
        </text:list-item>
      </text:list>
      <text:h text:style-name="Heading_20_4" text:outline-level="4">4. Dashboard parent</text:h>
      <text:list text:style-name="L5">
        <text:list-item>
          <text:p text:style-name="P6">Liste des enfants</text:p>
        </text:list-item>
        <text:list-item>
          <text:p text:style-name="P6">Suivi des réservations</text:p>
        </text:list-item>
        <text:list-item>
          <text:p text:style-name="P6">Paiements / Messagerie</text:p>
        </text:list-item>
      </text:list>
      <text:h text:style-name="Heading_20_4" text:outline-level="4">5. Dashboard élève</text:h>
      <text:list text:style-name="L6">
        <text:list-item>
          <text:p text:style-name="P7">Voir cours passés / à venir</text:p>
        </text:list-item>
        <text:list-item>
          <text:p text:style-name="P7">Messagerie</text:p>
        </text:list-item>
        <text:list-item>
          <text:p text:style-name="P7">Avis / feed-back</text:p>
        </text:list-item>
      </text:list>
      <text:h text:style-name="Heading_20_4" text:outline-level="4">6. Dashboard prof</text:h>
      <text:list text:style-name="L7">
        <text:list-item>
          <text:p text:style-name="P8">Voir les demandes / réservations</text:p>
        </text:list-item>
        <text:list-item>
          <text:p text:style-name="P8">Modifier son profil</text:p>
        </text:list-item>
        <text:list-item>
          <text:p text:style-name="P9">Gérer l’agenda</text:p>
        </text:list-item>
        <text:list-item>
          <text:p text:style-name="P9">Consulter ses reven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5T00:23:26.913000000</meta:creation-date>
    <dc:date>2025-07-25T00:27:00.834000000</dc:date>
    <meta:editing-duration>PT3M35S</meta:editing-duration>
    <meta:editing-cycles>1</meta:editing-cycles>
    <meta:document-statistic meta:table-count="0" meta:image-count="0" meta:object-count="0" meta:page-count="1" meta:paragraph-count="29" meta:word-count="170" meta:character-count="965" meta:non-whitespace-character-count="844"/>
    <meta:generator>LibreOffice/7.5.4.2$Windows_X86_64 LibreOffice_project/36ccfdc35048b057fd9854c757a8b67ec53977b6</meta:generator>
  </office:meta>
</office:document-meta>
</file>